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c584" officeooo:paragraph-rsid="0000c58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0c584" officeooo:paragraph-rsid="0000c58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2a845" officeooo:paragraph-rsid="0002a84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6e2e7" officeooo:paragraph-rsid="0006e2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7e901" officeooo:paragraph-rsid="0007e90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9a31f" officeooo:paragraph-rsid="0009a31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c132" officeooo:paragraph-rsid="000ac13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b5553" officeooo:paragraph-rsid="000b555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c020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d934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f281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ff551" officeooo:paragraph-rsid="000ff55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22ad" officeooo:paragraph-rsid="001322a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9c3e" officeooo:paragraph-rsid="00139c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a257" officeooo:paragraph-rsid="0013a25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4eb27" officeooo:paragraph-rsid="0014eb2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692c4" officeooo:paragraph-rsid="001692c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74933" officeooo:paragraph-rsid="0017493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80958" officeooo:paragraph-rsid="0018095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d030d" officeooo:paragraph-rsid="001d030d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f3dc8" officeooo:paragraph-rsid="002474e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ff08b" officeooo:paragraph-rsid="001ff08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2c22e" officeooo:paragraph-rsid="0022c22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474e3" officeooo:paragraph-rsid="001f3dc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62e88" officeooo:paragraph-rsid="00262e8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94dbe" officeooo:paragraph-rsid="00294db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cc40a" officeooo:paragraph-rsid="002cc40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ac132" officeooo:paragraph-rsid="000ac13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14eb27" officeooo:paragraph-rsid="0014eb2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77e6c" officeooo:paragraph-rsid="00277e6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053b2" officeooo:paragraph-rsid="001053b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74933" officeooo:paragraph-rsid="0017493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9f368" officeooo:paragraph-rsid="0019f36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ff551" officeooo:paragraph-rsid="000ff551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2pt" style:text-underline-style="none" fo:font-weight="bold" officeooo:rsid="00174933" officeooo:paragraph-rsid="00174933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officeooo:rsid="001692c4" officeooo:paragraph-rsid="001692c4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9f368" officeooo:paragraph-rsid="0019f368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a7bc0" officeooo:paragraph-rsid="001a7bc0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a81ae" officeooo:paragraph-rsid="001a81ae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b2637" officeooo:paragraph-rsid="001b2637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b9c84" officeooo:paragraph-rsid="001b9c84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cafdb" officeooo:paragraph-rsid="001cafdb" style:font-size-asian="10.5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d030d" officeooo:paragraph-rsid="001d030d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none" fo:font-weight="normal" officeooo:rsid="001f3dc8" officeooo:paragraph-rsid="001f3dc8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none" fo:font-weight="normal" officeooo:rsid="00215ed4" officeooo:paragraph-rsid="00215ed4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none" fo:font-weight="normal" officeooo:rsid="0022c22e" officeooo:paragraph-rsid="0022c22e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Times New Roman" fo:font-size="12pt" style:text-underline-style="none" fo:font-weight="normal" officeooo:rsid="002e4dff" officeooo:paragraph-rsid="002e4df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e4dff" officeooo:paragraph-rsid="002e4df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7dbd1" officeooo:paragraph-rsid="0037dbd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dfdfc" officeooo:paragraph-rsid="003dfdfc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style:font-name="Times New Roman" fo:font-size="12pt" style:text-underline-style="none" fo:font-weight="normal" officeooo:rsid="003e3b90" officeooo:paragraph-rsid="003e3b9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e3b90" officeooo:paragraph-rsid="003e3b90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40de57" officeooo:paragraph-rsid="0040de57" style:font-size-asian="10.5pt" style:font-weight-asian="normal" style:font-size-complex="12pt" style:font-weight-complex="normal"/>
    </style:style>
    <style:style style:name="P54" style:family="paragraph" style:parent-style-name="Standard" style:list-style-name="L6">
      <style:paragraph-properties fo:text-align="start" style:justify-single-word="false"/>
      <style:text-properties style:font-name="Times New Roman" fo:font-size="12pt" style:text-underline-style="none" fo:font-weight="normal" officeooo:rsid="0040de57" officeooo:paragraph-rsid="0040de57" style:font-size-asian="10.5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style:font-name="Times New Roman" fo:font-size="12pt" style:text-underline-style="none" fo:font-weight="normal" officeooo:rsid="0041d06b" officeooo:paragraph-rsid="0042ebba" style:font-size-asian="10.5pt" style:font-weight-asian="normal" style:font-size-complex="12pt" style:font-weight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style:font-name="Times New Roman" fo:font-size="12pt" style:text-underline-style="none" fo:font-weight="normal" officeooo:rsid="0042ebba" officeooo:paragraph-rsid="0042ebba" style:font-size-asian="10.5pt" style:font-weight-asian="normal" style:font-size-complex="12pt" style:font-weight-complex="normal"/>
    </style:style>
    <style:style style:name="P57" style:family="paragraph" style:parent-style-name="Standard" style:list-style-name="L6">
      <style:paragraph-properties fo:text-align="start" style:justify-single-word="false"/>
      <style:text-properties style:font-name="Times New Roman" fo:font-size="12pt" style:text-underline-style="none" fo:font-weight="normal" officeooo:rsid="00441685" officeooo:paragraph-rsid="0044168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4795e4" officeooo:paragraph-rsid="0040de5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34e906" officeooo:paragraph-rsid="0034e906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3dfdfc" officeooo:paragraph-rsid="003dfdfc" style:font-size-asian="10.5pt" style:font-weight-asian="bold" style:font-size-complex="12pt" style:font-weight-complex="bold"/>
    </style:style>
    <style:style style:name="P61" style:family="paragraph">
      <loext:graphic-properties draw:fill-color="#111111"/>
      <style:paragraph-properties fo:text-align="center"/>
    </style:style>
    <style:style style:name="P62" style:family="paragraph">
      <loext:graphic-properties draw:fill-color="#fff685"/>
    </style:style>
    <style:style style:name="P63" style:family="paragraph">
      <loext:graphic-properties draw:fill-color="#add58a"/>
    </style:style>
    <style:style style:name="P64" style:family="paragraph">
      <loext:graphic-properties draw:fill-color="#74489d"/>
      <style:paragraph-properties fo:text-align="center"/>
    </style:style>
    <style:style style:name="P65" style:family="paragraph">
      <style:paragraph-properties fo:text-align="center"/>
    </style:style>
    <style:style style:name="T1" style:family="text">
      <style:text-properties officeooo:rsid="00012387"/>
    </style:style>
    <style:style style:name="T2" style:family="text">
      <style:text-properties officeooo:rsid="00054bae"/>
    </style:style>
    <style:style style:name="T3" style:family="text">
      <style:text-properties officeooo:rsid="0006f5ed"/>
    </style:style>
    <style:style style:name="T4" style:family="text">
      <style:text-properties style:font-name="Consolas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Consolas" fo:font-size="9pt" fo:font-style="italic" officeooo:rsid="000b5553" style:font-size-asian="9pt" style:font-style-asian="italic" style:font-size-complex="9pt" style:font-style-complex="italic"/>
    </style:style>
    <style:style style:name="T6" style:family="text">
      <style:text-properties style:font-name="Consolas" fo:font-size="9pt" fo:font-style="italic" officeooo:rsid="000d934c" style:font-size-asian="9pt" style:font-style-asian="italic" style:font-size-complex="9pt" style:font-style-complex="italic"/>
    </style:style>
    <style:style style:name="T7" style:family="text">
      <style:text-properties style:font-name="Consolas" fo:font-size="9pt" fo:font-style="italic" officeooo:rsid="000f2812" style:font-size-asian="9pt" style:font-style-asian="italic" style:font-size-complex="9pt" style:font-style-complex="italic"/>
    </style:style>
    <style:style style:name="T8" style:family="text">
      <style:text-properties officeooo:rsid="000d934c"/>
    </style:style>
    <style:style style:name="T9" style:family="text">
      <style:text-properties officeooo:rsid="000f2812"/>
    </style:style>
    <style:style style:name="T10" style:family="text">
      <style:text-properties officeooo:rsid="00123877"/>
    </style:style>
    <style:style style:name="T11" style:family="text">
      <style:text-properties officeooo:rsid="001505d5"/>
    </style:style>
    <style:style style:name="T12" style:family="text">
      <style:text-properties officeooo:rsid="001692c4"/>
    </style:style>
    <style:style style:name="T13" style:family="text">
      <style:text-properties officeooo:rsid="001800cb"/>
    </style:style>
    <style:style style:name="T14" style:family="text">
      <style:text-properties officeooo:rsid="00215ed4"/>
    </style:style>
    <style:style style:name="T15" style:family="text">
      <style:text-properties officeooo:rsid="002474e3"/>
    </style:style>
    <style:style style:name="T16" style:family="text">
      <style:text-properties officeooo:rsid="0026b7c5"/>
    </style:style>
    <style:style style:name="T17" style:family="text">
      <style:text-properties officeooo:rsid="002af3d7"/>
    </style:style>
    <style:style style:name="T18" style:family="text">
      <style:text-properties officeooo:rsid="002e4dff"/>
    </style:style>
    <style:style style:name="T19" style:family="text">
      <style:text-properties officeooo:rsid="0038c986"/>
    </style:style>
    <style:style style:name="T20" style:family="text">
      <style:text-properties officeooo:rsid="00402f42"/>
    </style:style>
    <style:style style:name="T21" style:family="text">
      <style:text-properties officeooo:rsid="0040de57"/>
    </style:style>
    <style:style style:name="T22" style:family="text">
      <style:text-properties officeooo:rsid="00410a53"/>
    </style:style>
    <style:style style:name="T23" style:family="text">
      <style:text-properties officeooo:rsid="00459e5d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57cm" fo:min-width="12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0000" draw:marker-start-width="0.651cm" draw:marker-end-width="0.651cm" draw:fill-color="#111111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685" draw:textarea-horizontal-align="justify" draw:textarea-vertical-align="middle" draw:auto-grow-height="false" fo:min-height="0.769cm" fo:min-width="4.8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-color="#add58a" draw:textarea-horizontal-align="justify" draw:textarea-vertical-align="middle" draw:auto-grow-height="false" fo:min-height="0.769cm" fo:min-width="4.1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add58a" draw:textarea-horizontal-align="justify" draw:textarea-vertical-align="middle" draw:auto-grow-height="false" fo:min-height="0.769cm" fo:min-width="4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marker-end="Fin_20_de_20_línea_20_1" draw:fill-color="#74489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-color="#fff685" draw:textarea-horizontal-align="justify" draw:textarea-vertical-align="middle" draw:auto-grow-height="false" fo:min-height="0.769cm" fo:min-width="6.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add58a" draw:textarea-horizontal-align="justify" draw:textarea-vertical-align="middle" draw:auto-grow-height="false" fo:min-height="0.769cm" fo:min-width="3.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fill-color="#add58a" draw:textarea-horizontal-align="justify" draw:textarea-vertical-align="middle" draw:auto-grow-height="false" fo:min-height="0.769cm" fo:min-width="4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-color="#fff685" draw:textarea-horizontal-align="justify" draw:textarea-vertical-align="middle" draw:auto-grow-height="false" fo:min-height="0.769cm" fo:min-width="5.3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000000" draw:fill-color="#add58a" draw:textarea-horizontal-align="justify" draw:textarea-vertical-align="middle" draw:auto-grow-height="false" fo:min-height="0.769cm" fo:min-width="4.7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fill-color="#add58a" draw:textarea-horizontal-align="justify" draw:textarea-vertical-align="middle" draw:auto-grow-height="false" fo:min-height="0.769cm" fo:min-width="4.6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000000" draw:fill-color="#add58a" draw:textarea-horizontal-align="justify" draw:textarea-vertical-align="middle" draw:auto-grow-height="false" fo:min-height="0.769cm" fo:min-width="4.64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ros:</text:p>
      <text:p text:style-name="P2">Un fichero es una porción de datos contigua (un dato a continuación de otro), <text:span text:style-name="T1">la capacidad de datos del fichero depende del espacio del disco y la gestión de SO. C# tiene un espacio de nombre propio para gestionar los ficheros “System.IO”. En Windows el nombre de un fichero consta de dos partes el nombre y la extensión (Para acceder a él habría que poner la ruta completa “nombre.extension”.</text:span></text:p>
      <text:p text:style-name="P2"/>
      <text:p text:style-name="P3">Los ficheros se guardan dentro de otros ficheros especiales llamados directorios, estos no son más que otro tipo de fichero pensado para almacenar más ficheros o directorios. <text:span text:style-name="T2">Se admiten 248 caracteres para nombrar un directorio.</text:span></text:p>
      <text:p text:style-name="P3"/>
      <text:p text:style-name="P4">La barra \ no puede ser parte del nombre del ficheros, <text:span text:style-name="T3">el <text:s/>nombre completo hasta el fichero se llama ruta. Puede ser absoluta o relativa, empezando la absoluta siempre en el directorio raíz y la relativa en el directorio donde se intenta acceder a la ruta.</text:span></text:p>
      <text:p text:style-name="P4"/>
      <text:p text:style-name="P5">Si el recurso esta en un servidor la ruta sería <text:a xlink:type="simple" xlink:href="file://servidor/dir1/dir2/archivo.extensión" text:style-name="Internet_20_link" text:visited-style-name="Visited_20_Internet_20_Link">\\servidor\dir1\dir2\archivo.extensión</text:a> </text:p>
      <text:p text:style-name="P5"/>
      <text:p text:style-name="P28">Clases que administran archivos:</text:p>
      <text:p text:style-name="P6"/>
      <text:p text:style-name="P7"><text:span text:style-name="T4">Stream </text:span><text:tab/><text:tab/>→ Maneja secuencias de bytes (es abstracta).</text:p>
      <text:p text:style-name="P7"><text:span text:style-name="T4">BinaryReader </text:span><text:tab/>→ Lee datos con formato binario.</text:p>
      <text:p text:style-name="P7"><text:span text:style-name="T4">BinaryWriter</text:span> <text:tab/>→ Escribe en la salida con formato binario.</text:p>
      <text:p text:style-name="P7"><text:span text:style-name="T4">Directory </text:span><text:tab/>→ Es estática, gestiona la manipulación de directorios (crea, borra, modifica, accede, etc).</text:p>
      <text:p text:style-name="P7"><text:span text:style-name="T4">DirectoryInfo </text:span><text:tab/>→ Similar a Directory solo que esta se instancia. Gestiona directorios a través de ella misma.</text:p>
      <text:p text:style-name="P7"><text:span text:style-name="T4">Drive</text:span><text:span text:style-name="T5">Info</text:span><text:tab/>→ Proporciona información a sobre los dispositivos de almacenamiento.</text:p>
      <text:p text:style-name="P8"><text:span text:style-name="T4">File <text:tab/></text:span><text:tab/>→ Ayuda <text:s/>a la manipulación de ficheros (es estática).</text:p>
      <text:p text:style-name="P9"><text:span text:style-name="T4">FileInfo</text:span><text:tab/>→ versión no estática de file.</text:p>
      <text:p text:style-name="P9"><text:span text:style-name="T4">Path</text:span><text:tab/><text:tab/>→ Realiza operaciones con strings que representan rutas.</text:p>
      <text:p text:style-name="P10"><text:span text:style-name="T6">StreamReader</text:span><text:tab/>→ <text:span text:style-name="T8">Lee caracteres de un flujo de bytes.</text:span></text:p>
      <text:p text:style-name="P10"><text:span text:style-name="T6">StreamWriter</text:span><text:tab/>→ <text:span text:style-name="T8">Escribe caracteres de un flujo de bytes.</text:span></text:p>
      <text:p text:style-name="P11"><text:span text:style-name="T6">Str</text:span><text:span text:style-name="T7">ing</text:span><text:span text:style-name="T6">Reader</text:span><text:tab/>→ <text:span text:style-name="T9">Gestiona la entrada de texto.</text:span></text:p>
      <text:p text:style-name="P11"><text:span text:style-name="T6">Str</text:span><text:span text:style-name="T7">ing</text:span><text:span text:style-name="T6">Writer</text:span><text:tab/>→ <text:span text:style-name="T9">Gestiona la salida de texto.</text:span></text:p>
      <text:p text:style-name="P11"/>
      <text:p text:style-name="P34">Path:</text:p>
      <text:p text:style-name="P12">Es una clase estática que tiene un conjunto de miembros estáticos que contiene información sobre ruta de archivos / carpetas y contiene rutas para distintas plataformas. Esto lo hace mediante strings que representan la ruta.</text:p>
      <text:p text:style-name="P12"/>
      <text:p text:style-name="P31">Tiene un conjunto de <text:span text:style-name="T10">miembros:</text:span></text:p>
      <text:p text:style-name="P13">ChangeExtension: Cambia la ruta y la extensión.</text:p>
      <text:p text:style-name="P13">Combine: monta una ruta a partir de dos rutas (si se puede).</text:p>
      <text:p text:style-name="P13">GetDirectoryName: Devuelve el nombre del directorio de X ruta.</text:p>
      <text:p text:style-name="P14">GetFileName: Devuelve el nombre de archivo con su extensión.</text:p>
      <text:p text:style-name="P15">GetFileNameWithoutExtensión: Devuelve el nombre del archivo sin extensión.</text:p>
      <text:p text:style-name="P15">GetPathRoot: Devuelve el directorio raíz.</text:p>
      <text:p text:style-name="P15"/>
      <text:p text:style-name="P15"/>
      <text:p text:style-name="P29"><text:soft-page-break/><text:span text:style-name="T12">Drive</text:span>Info:</text:p>
      <text:p text:style-name="P16">Proporciona <text:span text:style-name="T11">información</text:span> de las <text:span text:style-name="T11">unidades de almacenamiento. La clase no es estática pero tiene un método estático que es una colección de dispositivos DriveInfo (el método es GetDrives).</text:span></text:p>
      <text:p text:style-name="P16"/>
      <text:p text:style-name="P16"/>
      <text:p text:style-name="P17">Datos que podemos saber:</text:p>
      <text:list xml:id="list1432658863" text:style-name="L1">
        <text:list-item>
          <text:p text:style-name="P36">Cantidad de memoria total y disponible en la unidad.</text:p>
        </text:list-item>
        <text:list-item>
          <text:p text:style-name="P36">El formato de la unidad.</text:p>
        </text:list-item>
        <text:list-item>
          <text:p text:style-name="P36">El nombre de la unidad.</text:p>
        </text:list-item>
        <text:list-item>
          <text:p text:style-name="P36">El nombre del volumen de la unidad.</text:p>
        </text:list-item>
        <text:list-item>
          <text:p text:style-name="P36">El directorio raíz de la unidad.</text:p>
        </text:list-item>
      </text:list>
      <text:p text:style-name="P17"/>
      <text:p text:style-name="P17"/>
      <text:p text:style-name="P35">File</text:p>
      <text:p text:style-name="P18">Es una clase estática y permite realizar operaciones con ficheros como crear, borrar, renombrar, ver sus atributos (lectura, escritura, oculto, etc), conjunto de información basada en fecha y tempo para saber sus TimeStamps (fechas acceso, modificación y creación). <text:span text:style-name="T13">También permite acceder al fichero y modificarlo / leerlo.</text:span></text:p>
      <text:p text:style-name="P18"/>
      <text:p text:style-name="P19">Es similar a FileInfo con la diferencia de que File es estática y FileInfo no.</text:p>
      <text:p text:style-name="P32"/>
      <text:p text:style-name="P33">Métodos:</text:p>
      <text:list xml:id="list3035067719" text:style-name="L2">
        <text:list-item>
          <text:p text:style-name="P37">Copy: Copia un fichero a otro (con la sobrecarga puede sobrescribir).</text:p>
        </text:list-item>
        <text:list-item>
          <text:p text:style-name="P38">Create: Crea un fichero en una ruta dada.</text:p>
        </text:list-item>
        <text:list-item>
          <text:p text:style-name="P38">Delete: Elimina el archivo especificado.</text:p>
        </text:list-item>
        <text:list-item>
          <text:p text:style-name="P39">Exist: Comprueba que existe un archivo en X ruta.</text:p>
        </text:list-item>
        <text:list-item>
          <text:p text:style-name="P40">Move: Mueve el archivo desde un origen a un destino.</text:p>
        </text:list-item>
        <text:list-item>
          <text:p text:style-name="P40">Replace: Reemplaza el contenido de un archivo con el contenido de otro fichero.</text:p>
        </text:list-item>
        <text:list-item>
          <text:p text:style-name="P41">SetAttributes: Establece los atributos de un archivo.</text:p>
        </text:list-item>
        <text:list-item>
          <text:p text:style-name="P42">SetCreationTime: Establece la fecha-hora de creación del fichero.</text:p>
        </text:list-item>
        <text:list-item>
          <text:p text:style-name="P43">AppendAllText: Añade un string al final de un archivo en <text:s/>X ruta.</text:p>
        </text:list-item>
      </text:list>
      <text:p text:style-name="P20"/>
      <text:p text:style-name="P22">La información de un fichero siempre es una secuencia de bytes. <text:span text:style-name="T14">Una variable ocupa 4 bits en un fichero.</text:span></text:p>
      <text:p text:style-name="P24"/>
      <text:p text:style-name="P21">Tiene 4 métodos <text:span text:style-name="T15">que manejan bytes</text:span>:</text:p>
      <text:list xml:id="list3086185594" text:style-name="L3">
        <text:list-item>
          <text:p text:style-name="P44">OpenRead: Abre un fichero para realizar operaciones de lectura.</text:p>
        </text:list-item>
        <text:list-item>
          <text:p text:style-name="P45">OpenWrite: Abre el fichero para escribir.</text:p>
        </text:list-item>
        <text:list-item>
          <text:p text:style-name="P46">ReadAllBytes: Abre el archivo <text:span text:style-name="T15">binario</text:span>, guarda los datos en un array de bits y luego lo cierra.</text:p>
        </text:list-item>
        <text:list-item>
          <text:p text:style-name="P46"><draw:custom-shape text:anchor-type="paragraph" draw:z-index="0" draw:name="Forma1" draw:style-name="gr1" svg:width="12.004cm" svg:height="0.458cm" svg:x="2.937cm" svg:y="2.439cm"><text:p/><draw:enhanced-geometry svg:viewBox="0 0 21600 21600" draw:type="rectangle" draw:enhanced-path="M 0 0 L 21600 0 21600 21600 0 21600 0 0 Z N"/></draw:custom-shape><draw:line text:anchor-type="paragraph" draw:z-index="1" draw:name="Forma2" draw:style-name="gr2" draw:text-style-name="P61" svg:x1="4.911cm" svg:y1="2.439cm" svg:x2="4.911cm" svg:y2="2.896cm"><text:p/></draw:line><draw:line text:anchor-type="paragraph" draw:z-index="2" draw:name="Forma2" draw:style-name="gr2" draw:text-style-name="P61" svg:x1="5.911cm" svg:y1="2.439cm" svg:x2="5.911cm" svg:y2="2.896cm"><text:p/></draw:line><draw:line text:anchor-type="paragraph" draw:z-index="3" draw:name="Forma2" draw:style-name="gr2" draw:text-style-name="P61" svg:x1="6.911cm" svg:y1="2.439cm" svg:x2="6.911cm" svg:y2="2.896cm"><text:p/></draw:line><draw:line text:anchor-type="paragraph" draw:z-index="4" draw:name="Forma2" draw:style-name="gr2" draw:text-style-name="P61" svg:x1="7.911cm" svg:y1="2.439cm" svg:x2="7.911cm" svg:y2="2.896cm"><text:p/></draw:line><draw:line text:anchor-type="paragraph" draw:z-index="5" draw:name="Forma2" draw:style-name="gr2" draw:text-style-name="P61" svg:x1="8.911cm" svg:y1="2.439cm" svg:x2="8.911cm" svg:y2="2.896cm"><text:p/></draw:line><draw:line text:anchor-type="paragraph" draw:z-index="6" draw:name="Forma2" draw:style-name="gr2" draw:text-style-name="P61" svg:x1="9.911cm" svg:y1="2.439cm" svg:x2="9.911cm" svg:y2="2.896cm"><text:p/></draw:line><draw:line text:anchor-type="paragraph" draw:z-index="7" draw:name="Forma2" draw:style-name="gr2" draw:text-style-name="P61" svg:x1="10.911cm" svg:y1="2.439cm" svg:x2="10.911cm" svg:y2="2.896cm"><text:p/></draw:line><draw:line text:anchor-type="paragraph" draw:z-index="8" draw:name="Forma2" draw:style-name="gr2" draw:text-style-name="P61" svg:x1="11.912cm" svg:y1="2.439cm" svg:x2="11.912cm" svg:y2="2.896cm"><text:p/></draw:line><draw:line text:anchor-type="paragraph" draw:z-index="9" draw:name="Forma2" draw:style-name="gr2" draw:text-style-name="P61" svg:x1="12.912cm" svg:y1="2.439cm" svg:x2="12.912cm" svg:y2="2.896cm"><text:p/></draw:line><draw:line text:anchor-type="paragraph" draw:z-index="10" draw:name="Forma2" draw:style-name="gr2" draw:text-style-name="P61" svg:x1="13.912cm" svg:y1="2.439cm" svg:x2="13.912cm" svg:y2="2.896cm"><text:p/></draw:line><draw:line text:anchor-type="paragraph" draw:z-index="11" draw:name="Forma2" draw:style-name="gr2" draw:text-style-name="P61" svg:x1="3.911cm" svg:y1="2.439cm" svg:x2="3.911cm" svg:y2="2.896cm"><text:p/></draw:line>WriteAllBytes: Crea un archivo nuevo, escribe en él el contenido y cierra el fichero, en caso de no existir, lo crea. Si ya existe lo <text:span text:style-name="T15">sobrescribe.</text:span></text:p>
        </text:list-item>
      </text:list>
      <text:p text:style-name="P23"/>
      <text:p text:style-name="P23"/>
      <text:p text:style-name="P23"><text:tab/><text:tab/><text:tab/><text:tab/><text:tab/> <text:s text:c="4"/><text:span text:style-name="T16">Ejemplo de un “fichero”</text:span></text:p>
      <text:p text:style-name="P25"><text:s text:c="6"/>Nfichero → <text:tab/><text:tab/><text:tab/><text:tab/><text:tab/><text:tab/><text:tab/><text:tab/><text:tab/><text:tab/> ← End of file</text:p>
      <text:p text:style-name="P25"/>
      <text:p text:style-name="P25"/>
      <text:p text:style-name="P25"/>
      <text:p text:style-name="P25"/>
      <text:p text:style-name="P30"><text:soft-page-break/>Directory</text:p>
      <text:p text:style-name="P30"/>
      <text:p text:style-name="P26">Es una clase estática que contiene miembros que permiten la manipulación de directorios (crear, renombrar, copiar, borrarlos, es decir, todo). <text:span text:style-name="T17">Tiene una clase hermana que es de instancia que es DirectoryInfo.</text:span></text:p>
      <text:p text:style-name="P26"/>
      <text:p text:style-name="P27">Los miembros y nombres de la clase <text:span text:style-name="T18">Directory</text:span> son parecidos a los ficheros, sabiendo que tratamos directorios, claro.</text:p>
      <text:p text:style-name="P27"/>
      <text:list xml:id="list3567567540" text:style-name="L4">
        <text:list-item>
          <text:p text:style-name="P47">GetFiles → Muestra todos los ficheros de un directorio.</text:p>
        </text:list-item>
      </text:list>
      <text:p text:style-name="P48"/>
      <text:p text:style-name="P48"/>
      <text:p text:style-name="P48"/>
      <text:p text:style-name="P59">Herencia en clases de ficheros</text:p>
      <text:p text:style-name="P48"/>
      <text:p text:style-name="P48"/>
      <text:p text:style-name="P48"/>
      <text:p text:style-name="P48"/>
      <text:p text:style-name="P48"><draw:custom-shape text:anchor-type="paragraph" draw:z-index="17" draw:name="Forma3" draw:style-name="gr8" draw:text-style-name="P62" svg:width="6.04cm" svg:height="0.77cm" svg:x="5.99cm" svg:y="0.09cm"><text:p><text:tab/><text:span text:style-name="T24">FileSystemInfo (base)</text:span></text:p><draw:enhanced-geometry svg:viewBox="0 0 21600 21600" draw:type="rectangle" draw:enhanced-path="M 0 0 L 21600 0 21600 21600 0 21600 0 0 Z N"/></draw:custom-shape></text:p>
      <text:p text:style-name="P48"><draw:line text:anchor-type="paragraph" draw:z-index="21" draw:name="Forma4" draw:style-name="gr6" draw:text-style-name="P64" svg:x1="3.972cm" svg:y1="2.152cm" svg:x2="5.99cm" svg:y2="0.372cm"><text:p/></draw:line><draw:line text:anchor-type="paragraph" draw:z-index="22" draw:name="Forma5" draw:style-name="gr7" draw:text-style-name="P65" svg:x1="9.093cm" svg:y1="2.104cm" svg:x2="9.093cm" svg:y2="0.372cm"><text:p/></draw:line><draw:line text:anchor-type="paragraph" draw:z-index="23" draw:name="Forma6" draw:style-name="gr7" draw:text-style-name="P65" svg:x1="14.434cm" svg:y1="2.104cm" svg:x2="12.03cm" svg:y2="0.372cm"><text:p/></draw:line></text:p>
      <text:p text:style-name="P48"/>
      <text:p text:style-name="P48"/>
      <text:p text:style-name="P48"/>
      <text:p text:style-name="P48"><draw:custom-shape text:anchor-type="paragraph" draw:z-index="18" draw:name="Forma3" draw:style-name="gr9" draw:text-style-name="P63" svg:width="3.081cm" svg:height="0.77cm" svg:x="1.928cm" svg:y="0.205cm"><text:p><text:tab/>File</text:p><draw:enhanced-geometry svg:viewBox="0 0 21600 21600" draw:type="rectangle" draw:enhanced-path="M 0 0 L 21600 0 21600 21600 0 21600 0 0 Z N"/></draw:custom-shape><draw:custom-shape text:anchor-type="paragraph" draw:z-index="19" draw:name="Forma3" draw:style-name="gr10" draw:text-style-name="P63" svg:width="4.017cm" svg:height="0.77cm" svg:x="7.197cm" svg:y="0.157cm"><text:p><text:tab/>Directory</text:p><draw:enhanced-geometry svg:viewBox="0 0 21600 21600" draw:type="rectangle" draw:enhanced-path="M 0 0 L 21600 0 21600 21600 0 21600 0 0 Z N"/></draw:custom-shape><draw:custom-shape text:anchor-type="paragraph" draw:z-index="20" draw:name="Forma3" draw:style-name="gr9" draw:text-style-name="P63" svg:width="3.081cm" svg:height="0.77cm" svg:x="12.799cm" svg:y="0.157cm"><text:p><text:tab/>Path</text:p><draw:enhanced-geometry svg:viewBox="0 0 21600 21600" draw:type="rectangle" draw:enhanced-path="M 0 0 L 21600 0 21600 21600 0 21600 0 0 Z N"/></draw:custom-shape></text:p>
      <text:p text:style-name="P48"><draw:custom-shape text:anchor-type="paragraph" draw:z-index="12" draw:name="Forma3" draw:style-name="gr3" draw:text-style-name="P62" svg:width="4.813cm" svg:height="0.77cm" svg:x="6.519cm" svg:y="1.804cm"><text:p><text:tab/><text:span text:style-name="T24">Stream (base)</text:span></text:p><draw:enhanced-geometry svg:viewBox="0 0 21600 21600" draw:type="rectangle" draw:enhanced-path="M 0 0 L 21600 0 21600 21600 0 21600 0 0 Z N"/></draw:custom-shape><draw:custom-shape text:anchor-type="paragraph" draw:z-index="14" draw:name="Forma3" draw:style-name="gr5" draw:text-style-name="P63" svg:width="4.954cm" svg:height="0.77cm" svg:x="10.829cm" svg:y="4.306cm"><text:p><text:tab/>MemoryStream</text:p><draw:enhanced-geometry svg:viewBox="0 0 21600 21600" draw:type="rectangle" draw:enhanced-path="M 0 0 L 21600 0 21600 21600 0 21600 0 0 Z N"/></draw:custom-shape><draw:line text:anchor-type="paragraph" draw:z-index="15" draw:name="Forma4" draw:style-name="gr6" draw:text-style-name="P64" svg:x1="4.597cm" svg:y1="4.354cm" svg:x2="6.52cm" svg:y2="2.574cm"><text:p/></draw:line><draw:line text:anchor-type="paragraph" draw:z-index="16" draw:name="Forma5" draw:style-name="gr7" draw:text-style-name="P65" svg:x1="13.472cm" svg:y1="4.306cm" svg:x2="11.331cm" svg:y2="2.574cm"><text:p/></draw:lin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custom-shape text:anchor-type="paragraph" draw:z-index="13" draw:name="Forma3" draw:style-name="gr4" draw:text-style-name="P63" svg:width="4.164cm" svg:height="0.77cm" svg:x="2.672cm" svg:y="0.459cm"><text:p><text:tab/>FileStream</text:p><draw:enhanced-geometry svg:viewBox="0 0 21600 21600" draw:type="rectangle" draw:enhanced-path="M 0 0 L 21600 0 21600 21600 0 21600 0 0 Z N"/></draw:custom-shape></text:p>
      <text:p text:style-name="P48"><draw:custom-shape text:anchor-type="paragraph" draw:z-index="24" draw:name="Forma3" draw:style-name="gr11" draw:text-style-name="P62" svg:width="5.344cm" svg:height="0.77cm" svg:x="6.519cm" svg:y="1.804cm"><text:p><text:tab/><text:span text:style-name="T24">TextReader</text:span><text:span text:style-name="T24"> (base)</text:span></text:p><draw:enhanced-geometry svg:viewBox="0 0 21600 21600" draw:type="rectangle" draw:enhanced-path="M 0 0 L 21600 0 21600 21600 0 21600 0 0 Z N"/></draw:custom-shape><draw:custom-shape text:anchor-type="paragraph" draw:z-index="26" draw:name="Forma3" draw:style-name="gr13" draw:text-style-name="P63" svg:width="4.666cm" svg:height="0.77cm" svg:x="10.829cm" svg:y="4.306cm"><text:p><text:tab/>StringReader</text:p><draw:enhanced-geometry svg:viewBox="0 0 21600 21600" draw:type="rectangle" draw:enhanced-path="M 0 0 L 21600 0 21600 21600 0 21600 0 0 Z N"/></draw:custom-shape><draw:line text:anchor-type="paragraph" draw:z-index="27" draw:name="Forma4" draw:style-name="gr6" draw:text-style-name="P64" svg:x1="4.597cm" svg:y1="4.354cm" svg:x2="6.52cm" svg:y2="2.574cm"><text:p/></draw:line><draw:line text:anchor-type="paragraph" draw:z-index="28" draw:name="Forma5" draw:style-name="gr7" draw:text-style-name="P65" svg:x1="13.472cm" svg:y1="4.306cm" svg:x2="11.862cm" svg:y2="2.574cm"><text:p/></draw:lin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custom-shape text:anchor-type="paragraph" draw:z-index="25" draw:name="Forma3" draw:style-name="gr12" draw:text-style-name="P63" svg:width="4.788cm" svg:height="0.77cm" svg:x="2.672cm" svg:y="0.459cm"><text:p><text:tab/>StreamReader</text:p><draw:enhanced-geometry svg:viewBox="0 0 21600 21600" draw:type="rectangle" draw:enhanced-path="M 0 0 L 21600 0 21600 21600 0 21600 0 0 Z N"/></draw:custom-shap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custom-shape text:anchor-type="paragraph" draw:z-index="29" draw:name="Forma3" draw:style-name="gr11" draw:text-style-name="P62" svg:width="5.344cm" svg:height="0.77cm" svg:x="6.519cm" svg:y="1.804cm"><text:p><text:tab/><text:span text:style-name="T24">TextWriter (base)</text:span></text:p><draw:enhanced-geometry svg:viewBox="0 0 21600 21600" draw:type="rectangle" draw:enhanced-path="M 0 0 L 21600 0 21600 21600 0 21600 0 0 Z N"/></draw:custom-shape><draw:custom-shape text:anchor-type="paragraph" draw:z-index="31" draw:name="Forma3" draw:style-name="gr13" draw:text-style-name="P63" svg:width="4.666cm" svg:height="0.77cm" svg:x="10.829cm" svg:y="4.306cm"><text:p><text:tab/>StringWriter</text:p><draw:enhanced-geometry svg:viewBox="0 0 21600 21600" draw:type="rectangle" draw:enhanced-path="M 0 0 L 21600 0 21600 21600 0 21600 0 0 Z N"/></draw:custom-shape><draw:line text:anchor-type="paragraph" draw:z-index="32" draw:name="Forma4" draw:style-name="gr6" draw:text-style-name="P64" svg:x1="4.597cm" svg:y1="4.354cm" svg:x2="6.52cm" svg:y2="2.574cm"><text:p/></draw:line><draw:line text:anchor-type="paragraph" draw:z-index="33" draw:name="Forma5" draw:style-name="gr7" draw:text-style-name="P65" svg:x1="13.472cm" svg:y1="4.306cm" svg:x2="11.862cm" svg:y2="2.574cm"><text:p/></draw:line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custom-shape text:anchor-type="paragraph" draw:z-index="30" draw:name="Forma3" draw:style-name="gr14" draw:text-style-name="P63" svg:width="4.643cm" svg:height="0.77cm" svg:x="2.672cm" svg:y="0.459cm"><text:p><text:tab/>StreamWriter</text:p><draw:enhanced-geometry svg:viewBox="0 0 21600 21600" draw:type="rectangle" draw:enhanced-path="M 0 0 L 21600 0 21600 21600 0 21600 0 0 Z N"/></draw:custom-shape></text:p>
      <text:p text:style-name="P48"/>
      <text:p text:style-name="P48"/>
      <text:p text:style-name="P48"/>
      <text:p text:style-name="P49">De estos dos hay dos clases aisladas las cuales son BinaryReader y BinaryWriter. <text:span text:style-name="T19">Algunas de ellas implementan la interfaz IDisposable la cual permite llamar al método Dispose() para cerrar todos los recursos hacia dicho fichero y algunos que no se cerrarían con Close().</text:span></text:p>
      <text:p text:style-name="P49"/>
      <text:p text:style-name="P60">FileStream</text:p>
      <text:p text:style-name="P50">Permite la lectura y escritura de un fichero Byte a Byte. Tiene 15 constructores</text:p>
      <text:p text:style-name="P50"/>
      <text:p text:style-name="P53">Propiedades:</text:p>
      <text:list xml:id="list2585131570" text:style-name="L5">
        <text:list-item>
          <text:p text:style-name="P51">CanSeek: <text:span text:style-name="T20">Booleano para saber si un fichero se puede mover o no.</text:span></text:p>
        </text:list-item>
        <text:list-item>
          <text:p text:style-name="P51">Lenght: Devuelve la longitud en bytes del fichero.</text:p>
        </text:list-item>
        <text:list-item>
          <text:p text:style-name="P51">Position: Devuelve la posición del puntero dentro de un fichero.</text:p>
        </text:list-item>
      </text:list>
      <text:p text:style-name="P52"/>
      <text:p text:style-name="P52"/>
      <text:p text:style-name="P53">Métodos:</text:p>
      <text:list xml:id="list1028192858" text:style-name="L6">
        <text:list-item>
          <text:p text:style-name="P54">int ReadByte(): Lee un byte y avanza la posición en uno.</text:p>
        </text:list-item>
        <text:list-item>
          <text:p text:style-name="P54">Int Read(byte[] array, int offset, int count): <text:span text:style-name="T22">Lee desde un array, desde offset posición hasta count y devuelve el total de bytes que ha leído.</text:span></text:p>
        </text:list-item>
        <text:list-item>
          <text:p text:style-name="P55">Write<text:span text:style-name="T21">(byte[] array, int offset, int count): escribe en un array, desde offset posición hasta count.</text:span></text:p>
        </text:list-item>
        <text:list-item>
          <text:p text:style-name="P56">WriteByte(): Escribe un byte y avanza la posición en uno.</text:p>
        </text:list-item>
        <text:list-item>
          <text:p text:style-name="P57">Flush(): <text:span text:style-name="T23">Fuerza a volcar el buffer intermedio en el fichero.</text:span></text:p>
        </text:list-item>
      </text:list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3-05T10:23:20.222000000</dc:date>
    <meta:editing-duration>PT4H36M21S</meta:editing-duration>
    <meta:editing-cycles>5</meta:editing-cycles>
    <meta:document-statistic meta:table-count="0" meta:image-count="0" meta:object-count="0" meta:page-count="4" meta:paragraph-count="75" meta:word-count="937" meta:character-count="5694" meta:non-whitespace-character-count="4819"/>
  </office:meta>
</office:document-meta>
</file>